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2"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3" style:family="table-cell" style:parent-style-name="Default" style:data-style-name="N1">
      <style:table-cell-properties fo:border="thin solid #000000" style:vertical-align="middle" fo:wrap-option="wrap" style:cell-protect="none" style:repeat-content="false"/>
      <style:paragraph-properties fo:text-align="end" fo:margin-right="0cm"/>
    </style:style>
    <style:style style:name="ce14"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15"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16"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17"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8"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19" style:family="table-cell" style:parent-style-name="Default" style:data-style-name="N48">
      <style:table-cell-properties fo:border="thin solid #000000" style:vertical-align="middle" fo:background-color="#FFFFFF" style:cell-protect="none" style:repeat-content="false"/>
      <style:paragraph-properties fo:text-align="end" fo:margin-right="0cm"/>
    </style:style>
    <style:style style:name="ce20"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21" style:family="table-cell" style:parent-style-name="Default" style:data-style-name="N49">
      <style:table-cell-properties fo:border-top="thin solid #000000" fo:border-bottom="thin solid #000000" fo:border-left="thin solid #000000" fo:border-right="none" style:vertical-align="middle" fo:background-color="transparent" style:cell-protect="protected" style:repeat-content="false"/>
      <style:paragraph-properties fo:text-align="end" fo:margin-right="0cm"/>
    </style:style>
    <style:style style:name="ce22" style:family="table-cell" style:parent-style-name="Default" style:data-style-name="N0">
      <style:table-cell-properties fo:border="thin solid #000000" style:vertical-align="top" fo:wrap-option="wrap"/>
      <style:text-properties fo:font-size="11pt" style:font-size-asian="11pt" style:font-size-complex="11pt"/>
    </style:style>
    <style:style style:name="ce23" style:family="table-cell" style:parent-style-name="Default" style:data-style-name="N0">
      <style:table-cell-properties fo:border-top="none" fo:border-bottom="thin solid #000000" fo:border-left="thin solid #000000" fo:border-right="thin solid #000000" style:vertical-align="middle" fo:background-color="#FFFFFF" style:cell-protect="none"/>
    </style:style>
    <style:style style:name="ce24" style:family="table-cell" style:parent-style-name="Default" style:data-style-name="N0">
      <style:table-cell-properties fo:border="thin solid #000000" style:vertical-align="middle" fo:background-color="#FFFFFF" style:cell-protect="none"/>
    </style:style>
    <style:style style:name="ce25" style:family="table-cell" style:parent-style-name="Default" style:data-style-name="N0">
      <style:table-cell-properties fo:border-top="thin solid #000000" fo:border-bottom="none" fo:border-left="thin solid #000000" fo:border-right="thin solid #000000" style:vertical-align="middle" fo:background-color="transparent" style:cell-protect="none"/>
    </style:style>
    <style:style style:name="ce26" style:family="table-cell" style:parent-style-name="Default" style:data-style-name="N0">
      <style:table-cell-properties fo:border="thin solid #000000" style:vertical-align="middle" fo:wrap-option="wrap"/>
    </style:style>
    <style:style style:name="ce27"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style>
    <style:style style:name="ce28"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30"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31"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2" style:family="table-cell" style:parent-style-name="Default" style:data-style-name="N0">
      <style:table-cell-properties fo:border="thin solid #000000" style:vertical-align="middle" fo:background-color="transparent" style:cell-protect="none"/>
    </style:style>
    <style:style style:name="ce33" style:family="table-cell" style:parent-style-name="Default" style:data-style-name="N0">
      <style:table-cell-properties style:vertical-align="automatic" fo:background-color="transparent" style:cell-protect="none"/>
    </style:style>
    <style:style style:name="ce34" style:family="table-cell" style:parent-style-name="Default" style:data-style-name="N4">
      <style:table-cell-properties style:vertical-align="automatic" fo:background-color="transparent" style:cell-protect="none"/>
    </style:style>
    <style:style style:name="ce35" style:family="table-cell" style:parent-style-name="Default" style:data-style-name="N4">
      <style:table-cell-properties style:vertical-align="middle" fo:background-color="transparent" style:cell-protect="none"/>
    </style:style>
    <style:style style:name="ce36"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3.12208333333333cm"/>
    </style:style>
    <style:style style:name="co5" style:family="table-column">
      <style:table-column-properties fo:break-before="auto" style:column-width="2.778125cm"/>
    </style:style>
    <style:style style:name="co6" style:family="table-column">
      <style:table-column-properties fo:break-before="auto" style:column-width="3.04270833333333cm"/>
    </style:style>
    <style:style style:name="co7" style:family="table-column">
      <style:table-column-properties fo:break-before="auto" style:column-width="3.14854166666667cm"/>
    </style:style>
    <style:style style:name="co8" style:family="table-column">
      <style:table-column-properties fo:break-before="auto" style:column-width="4.23333333333333cm" style:use-optimal-column-width="true"/>
    </style:style>
    <style:style style:name="co9" style:family="table-column">
      <style:table-column-properties fo:break-before="auto" style:column-width="3.70416666666667cm"/>
    </style:style>
    <style:style style:name="co10" style:family="table-column">
      <style:table-column-properties fo:break-before="auto" style:column-width="3.94229166666667cm" style:use-optimal-column-width="true"/>
    </style:style>
    <style:style style:name="co11" style:family="table-column">
      <style:table-column-properties fo:break-before="auto" style:column-width="4.7625cm" style:use-optimal-column-width="true"/>
    </style:style>
    <style:style style:name="co12" style:family="table-column">
      <style:table-column-properties fo:break-before="auto" style:column-width="4.55083333333333cm"/>
    </style:style>
    <style:style style:name="co13" style:family="table-column">
      <style:table-column-properties fo:break-before="auto" style:column-width="5.18583333333333cm" style:use-optimal-column-width="true"/>
    </style:style>
    <style:style style:name="co14" style:family="table-column">
      <style:table-column-properties fo:break-before="auto" style:column-width="8.28145833333333cm"/>
    </style:style>
    <style:style style:name="co15"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3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3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0"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1" style:base-cell-address="Data_sheet.E4"/>
    </style:style>
    <style:style style:name="ce42"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3"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4"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45"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Data_sheet.R4"/>
    </style:style>
    <style:style style:name="ce46"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U5]));ISBLANK([.T5])))" style:apply-style-name="cf1" style:base-cell-address="Data_sheet.T5"/>
    </style:style>
    <style:style style:name="ce47"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48"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4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10]));ISBLANK([.K10])))" style:apply-style-name="cf1" style:base-cell-address="Data_sheet.K10"/>
    </style:style>
    <style:style style:name="ce5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Data_sheet.S4"/>
    </style:style>
    <style:style style:name="ce53"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5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5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5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59"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5]));ISBLANK([.U5])))" style:apply-style-name="cf1" style:base-cell-address="Data_sheet.U5"/>
    </style:style>
    <style:style style:name="ce62"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6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10]));ISBLANK([.F10])))" style:apply-style-name="cf1" style:base-cell-address="Data_sheet.F10"/>
    </style:style>
    <style:style style:name="ce6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10]));ISBLANK([.H10])))" style:apply-style-name="cf1" style:base-cell-address="Data_sheet.H10"/>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10]));ISBLANK([.I10])))" style:apply-style-name="cf1" style:base-cell-address="Data_sheet.I10"/>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10]));ISBLANK([.J10])))" style:apply-style-name="cf1" style:base-cell-address="Data_sheet.J10"/>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10]));ISBLANK([.G10])))" style:apply-style-name="cf1" style:base-cell-address="Data_sheet.G10"/>
    </style:style>
    <style:style style:name="ce68"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6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10]));ISBLANK([.Y10])))" style:apply-style-name="cf1" style:base-cell-address="Data_sheet.Y10"/>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10]));ISBLANK([.X10])))" style:apply-style-name="cf1" style:base-cell-address="Data_sheet.X10"/>
    </style:style>
    <style:style style:name="ce7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4]));ISBLANK([.W4])))" style:apply-style-name="cf1" style:base-cell-address="Data_sheet.W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4"/>
        <table:table-column table:style-name="co6" table:number-columns-repeated="9" table:default-cell-style-name="ce33"/>
        <table:table-column table:style-name="co6" table:default-cell-style-name="ce34"/>
        <table:table-column table:style-name="co7" table:default-cell-style-name="ce2"/>
        <table:table-column table:style-name="co5" table:default-cell-style-name="ce35"/>
        <table:table-column table:style-name="co8" table:default-cell-style-name="ce2"/>
        <table:table-column table:style-name="co9" table:number-columns-repeated="3" table:default-cell-style-name="ce2"/>
        <table:table-column table:style-name="co10" table:default-cell-style-name="ce2"/>
        <table:table-column table:style-name="co11" table:default-cell-style-name="ce2"/>
        <table:table-column table:style-name="co9" table:default-cell-style-name="ce2"/>
        <table:table-column table:style-name="co12" table:number-columns-repeated="3" table:default-cell-style-name="ce2"/>
        <table:table-column table:style-name="co13" table:default-cell-style-name="ce2"/>
        <table:table-column table:style-name="co14" table:default-cell-style-name="ce2"/>
        <table:table-column table:style-name="co15" table:number-columns-repeated="16343" table:default-cell-style-name="ce2"/>
        <table:table-row table:style-name="ro1">
          <table:table-cell office:value-type="string" table:number-columns-spanned="1" table:number-rows-spanned="3" table:content-validation-name="val1" table:style-name="ce36">
            <text:p>Organisation name</text:p>
          </table:table-cell>
          <table:table-cell office:value-type="string" table:number-columns-spanned="1" table:number-rows-spanned="3" table:content-validation-name="val1" table:style-name="ce36">
            <text:p>Organisation<text:s/></text:p>
            <text:p>type</text:p>
          </table:table-cell>
          <table:table-cell office:value-type="string" table:number-columns-spanned="1" table:number-rows-spanned="3" table:content-validation-name="val1" table:style-name="ce36">
            <text:p>Main, parent or<text:s/></text:p>
            <text:p>sponsoring department:<text:s/></text:p>
          </table:table-cell>
          <table:table-cell office:value-type="string" table:number-columns-spanned="14" table:number-rows-spanned="1" table:style-name="ce36">
            <text:p>Payroll staff</text:p>
          </table:table-cell>
          <table:covered-table-cell table:number-columns-repeated="13"/>
          <table:table-cell office:value-type="string" table:number-columns-spanned="10" table:number-rows-spanned="1" table:content-validation-name="val1" table:style-name="ce37">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6">
            <text:p>Grand Total<text:s/></text:p>
            <text:p>(workforce numbers)</text:p>
          </table:table-cell>
          <table:covered-table-cell/>
          <table:table-cell office:value-type="string" table:number-columns-spanned="7" table:number-rows-spanned="1" table:style-name="ce37">
            <text:p>Payroll staff costs</text:p>
          </table:table-cell>
          <table:covered-table-cell table:number-columns-repeated="6"/>
          <table:table-cell office:value-type="string" table:number-columns-spanned="3" table:number-rows-spanned="1" table:style-name="ce37">
            <text:p>Non-Payroll staff (contingent labour/consultancy - CCL) costs</text:p>
          </table:table-cell>
          <table:covered-table-cell table:number-columns-repeated="2"/>
          <table:table-cell office:value-type="string" table:number-columns-spanned="1" table:number-rows-spanned="3" table:style-name="ce36">
            <text:p>Grand Total paybill/staffing (payroll and non-payroll) costs</text:p>
          </table:table-cell>
          <table:table-cell office:value-type="string" table:number-columns-spanned="1" table:number-rows-spanned="3" table:content-validation-name="val1" table:style-name="ce36">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6">
            <text:p>Admin officers/admin assistants</text:p>
          </table:table-cell>
          <table:covered-table-cell/>
          <table:table-cell office:value-type="string" table:number-columns-spanned="2" table:number-rows-spanned="1" table:style-name="ce36">
            <text:p>Executive Officers</text:p>
          </table:table-cell>
          <table:covered-table-cell/>
          <table:table-cell office:value-type="string" table:number-columns-spanned="2" table:number-rows-spanned="1" table:style-name="ce36">
            <text:p>Higher Executive Officers/Senior Executive Officers</text:p>
          </table:table-cell>
          <table:covered-table-cell/>
          <table:table-cell office:value-type="string" table:number-columns-spanned="2" table:number-rows-spanned="1" table:style-name="ce36">
            <text:p>Grade 6/7</text:p>
          </table:table-cell>
          <table:covered-table-cell/>
          <table:table-cell office:value-type="string" table:number-columns-spanned="2" table:number-rows-spanned="1" table:style-name="ce36">
            <text:p>Senior Civil Service</text:p>
          </table:table-cell>
          <table:covered-table-cell/>
          <table:table-cell office:value-type="string" table:number-columns-spanned="2" table:number-rows-spanned="1" table:style-name="ce36">
            <text:p>Other, unknown, or unspecified</text:p>
          </table:table-cell>
          <table:covered-table-cell/>
          <table:table-cell office:value-type="string" table:number-columns-spanned="2" table:number-rows-spanned="1" table:content-validation-name="val1" table:style-name="ce36">
            <text:p>Total</text:p>
            <text:p>Employees</text:p>
          </table:table-cell>
          <table:covered-table-cell/>
          <table:table-cell office:value-type="string" table:number-columns-spanned="2" table:number-rows-spanned="1" table:style-name="ce36">
            <text:p>Agency staff<text:s/></text:p>
            <text:p>(clerical/admin)</text:p>
          </table:table-cell>
          <table:covered-table-cell/>
          <table:table-cell office:value-type="string" table:number-columns-spanned="2" table:number-rows-spanned="1" table:style-name="ce37">
            <text:p>Interim managers</text:p>
          </table:table-cell>
          <table:covered-table-cell/>
          <table:table-cell office:value-type="string" table:number-columns-spanned="2" table:number-rows-spanned="1" table:style-name="ce37">
            <text:p>Specialist Contractors</text:p>
          </table:table-cell>
          <table:covered-table-cell/>
          <table:table-cell office:value-type="string" table:number-columns-spanned="2" table:number-rows-spanned="1" table:style-name="ce37">
            <text:p>Consultants/consultancy</text:p>
          </table:table-cell>
          <table:covered-table-cell/>
          <table:table-cell office:value-type="string" table:number-columns-spanned="2" table:number-rows-spanned="1" table:style-name="ce36">
            <text:p>Total</text:p>
          </table:table-cell>
          <table:covered-table-cell/>
          <table:covered-table-cell/>
          <table:covered-table-cell/>
          <table:table-cell office:value-type="string" table:number-columns-spanned="1" table:number-rows-spanned="2" table:style-name="ce36">
            <text:p>Salary</text:p>
          </table:table-cell>
          <table:table-cell office:value-type="string" table:number-columns-spanned="1" table:number-rows-spanned="2" table:style-name="ce36">
            <text:p>Allowances</text:p>
          </table:table-cell>
          <table:table-cell office:value-type="string" table:number-columns-spanned="1" table:number-rows-spanned="2" table:style-name="ce36">
            <text:p>Non-consolidated performance payments</text:p>
          </table:table-cell>
          <table:table-cell office:value-type="string" table:number-columns-spanned="1" table:number-rows-spanned="2" table:style-name="ce36">
            <text:p>Overtime</text:p>
          </table:table-cell>
          <table:table-cell office:value-type="string" table:number-columns-spanned="1" table:number-rows-spanned="2" table:style-name="ce36">
            <text:p>Employer pension contributions</text:p>
          </table:table-cell>
          <table:table-cell office:value-type="string" table:number-columns-spanned="1" table:number-rows-spanned="2" table:style-name="ce36">
            <text:p>Employer national insurance contributions</text:p>
          </table:table-cell>
          <table:table-cell office:value-type="string" table:number-columns-spanned="1" table:number-rows-spanned="2" table:style-name="ce36">
            <text:p>Total paybill for payroll staff</text:p>
          </table:table-cell>
          <table:table-cell office:value-type="string" table:number-columns-spanned="1" table:number-rows-spanned="2" table:style-name="ce36">
            <text:p>Total cost of contingent labour: agency (clerical and admin) staff, interim managers and specialist contractors</text:p>
          </table:table-cell>
          <table:table-cell office:value-type="string" table:number-columns-spanned="1" table:number-rows-spanned="2" table:style-name="ce36">
            <text:p>Total cost of consultants/</text:p>
            <text:p>consultancy</text:p>
          </table:table-cell>
          <table:table-cell office:value-type="string" table:number-columns-spanned="1" table:number-rows-spanned="2" table:style-name="ce36">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47">
            <text:p>Ministerial Department</text:p>
          </table:table-cell>
          <table:table-cell office:value-type="string" table:style-name="ce48">
            <text:p>Department for Work and Pensions</text:p>
          </table:table-cell>
          <table:table-cell office:value-type="float" office:value="34328" table:style-name="ce38">
            <text:p>34,328</text:p>
          </table:table-cell>
          <table:table-cell office:value-type="float" office:value="29454" table:style-name="ce41">
            <text:p>29454.00</text:p>
          </table:table-cell>
          <table:table-cell office:value-type="float" office:value="37331" table:style-name="ce38">
            <text:p>37,331</text:p>
          </table:table-cell>
          <table:table-cell office:value-type="float" office:value="33201" table:style-name="ce41">
            <text:p>33201.00</text:p>
          </table:table-cell>
          <table:table-cell office:value-type="float" office:value="9145" table:style-name="ce38">
            <text:p>9,145</text:p>
          </table:table-cell>
          <table:table-cell office:value-type="float" office:value="8727" table:style-name="ce41">
            <text:p>8727.00</text:p>
          </table:table-cell>
          <table:table-cell office:value-type="float" office:value="2313" table:style-name="ce38">
            <text:p>2,313</text:p>
          </table:table-cell>
          <table:table-cell office:value-type="float" office:value="2246" table:style-name="ce41">
            <text:p>2246.00</text:p>
          </table:table-cell>
          <table:table-cell office:value-type="float" office:value="214" table:style-name="ce39">
            <text:p>214</text:p>
          </table:table-cell>
          <table:table-cell office:value-type="float" office:value="212" table:style-name="ce41">
            <text:p>212.00</text:p>
          </table:table-cell>
          <table:table-cell office:value-type="float" office:value="1" table:style-name="ce39">
            <text:p>1</text:p>
          </table:table-cell>
          <table:table-cell office:value-type="float" office:value="1" table:style-name="ce41">
            <text:p>1.00</text:p>
          </table:table-cell>
          <table:table-cell office:value-type="float" office:value="83332" table:content-validation-name="val1" table:style-name="ce12">
            <text:p>83,332</text:p>
          </table:table-cell>
          <table:table-cell office:value-type="float" office:value="73840" table:content-validation-name="val1" table:style-name="ce12">
            <text:p>73,840</text:p>
          </table:table-cell>
          <table:table-cell table:style-name="ce43"/>
          <table:table-cell table:style-name="ce41"/>
          <table:table-cell office:value-type="float" office:value="465" table:style-name="ce43">
            <text:p>465</text:p>
          </table:table-cell>
          <table:table-cell office:value-type="float" office:value="465" table:style-name="ce41">
            <text:p>465.00</text:p>
          </table:table-cell>
          <table:table-cell table:style-name="ce62"/>
          <table:table-cell table:style-name="ce72"/>
          <table:table-cell table:style-name="ce45"/>
          <table:table-cell table:style-name="ce52"/>
          <table:table-cell office:value-type="float" office:value="465" table:style-name="ce12">
            <text:p>465</text:p>
          </table:table-cell>
          <table:table-cell office:value-type="float" office:value="465" table:style-name="ce14">
            <text:p>465.00</text:p>
          </table:table-cell>
          <table:table-cell office:value-type="float" office:value="83797" table:content-validation-name="val1" table:style-name="ce15">
            <text:p>83,797</text:p>
          </table:table-cell>
          <table:table-cell office:value-type="float" office:value="74305.009999999995" table:content-validation-name="val1" table:style-name="ce16">
            <text:p>74,305.01</text:p>
          </table:table-cell>
          <table:table-cell office:value-type="currency" office:value="154472209.75999999" table:content-validation-name="val2" table:style-name="ce17">
            <text:p>£154,472,209.76</text:p>
          </table:table-cell>
          <table:table-cell office:value-type="currency" office:value="2393280.77" table:content-validation-name="val2" table:style-name="ce17">
            <text:p>£2,393,280.77</text:p>
          </table:table-cell>
          <table:table-cell office:value-type="currency" office:value="757350.95" table:content-validation-name="val2" table:style-name="ce17">
            <text:p>£757,350.95</text:p>
          </table:table-cell>
          <table:table-cell office:value-type="currency" office:value="3000947.24" table:content-validation-name="val2" table:style-name="ce17">
            <text:p>£3,000,947.24</text:p>
          </table:table-cell>
          <table:table-cell office:value-type="currency" office:value="31562918.640000001" table:content-validation-name="val2" table:style-name="ce17">
            <text:p>£31,562,918.64</text:p>
          </table:table-cell>
          <table:table-cell office:value-type="currency" office:value="13780680.27" table:content-validation-name="val2" table:style-name="ce17">
            <text:p>£13,780,680.27</text:p>
          </table:table-cell>
          <table:table-cell office:value-type="currency" office:value="205967387.63" table:style-name="ce18">
            <text:p>£205,967,388</text:p>
          </table:table-cell>
          <table:table-cell office:value-type="currency" office:value="8814210" table:content-validation-name="val2" table:style-name="ce19">
            <text:p>£8,814,210.00</text:p>
          </table:table-cell>
          <table:table-cell office:value-type="currency" office:value="1290375" table:content-validation-name="val3" table:style-name="ce19">
            <text:p>£1,290,375.00</text:p>
          </table:table-cell>
          <table:table-cell office:value-type="currency" office:value="10104585" table:style-name="ce20">
            <text:p>£10,104,585.00</text:p>
          </table:table-cell>
          <table:table-cell office:value-type="currency" office:value="216071972.63" table:style-name="ce21">
            <text:p>£216,071,973</text:p>
          </table:table-cell>
          <table:table-cell table:style-name="ce2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47">
            <text:p>Crown Non Departmental Public Body</text:p>
          </table:table-cell>
          <table:table-cell office:value-type="string" table:style-name="ce48">
            <text:p>Department for Work and Pensions</text:p>
          </table:table-cell>
          <table:table-cell office:value-type="float" office:value="413" table:style-name="ce39">
            <text:p>413</text:p>
          </table:table-cell>
          <table:table-cell office:value-type="float" office:value="361" table:style-name="ce41">
            <text:p>361.00</text:p>
          </table:table-cell>
          <table:table-cell office:value-type="float" office:value="441" table:style-name="ce39">
            <text:p>441</text:p>
          </table:table-cell>
          <table:table-cell office:value-type="float" office:value="407" table:style-name="ce41">
            <text:p>407.00</text:p>
          </table:table-cell>
          <table:table-cell office:value-type="float" office:value="1386" table:style-name="ce38">
            <text:p>1,386</text:p>
          </table:table-cell>
          <table:table-cell office:value-type="float" office:value="1304" table:style-name="ce41">
            <text:p>1304.00</text:p>
          </table:table-cell>
          <table:table-cell office:value-type="float" office:value="439" table:style-name="ce39">
            <text:p>439</text:p>
          </table:table-cell>
          <table:table-cell office:value-type="float" office:value="413" table:style-name="ce41">
            <text:p>413.00</text:p>
          </table:table-cell>
          <table:table-cell office:value-type="float" office:value="26" table:style-name="ce39">
            <text:p>26</text:p>
          </table:table-cell>
          <table:table-cell office:value-type="float" office:value="26" table:style-name="ce41">
            <text:p>26.00</text:p>
          </table:table-cell>
          <table:table-cell table:style-name="ce39"/>
          <table:table-cell table:style-name="ce41"/>
          <table:table-cell office:value-type="float" office:value="2705" table:content-validation-name="val1" table:style-name="ce12">
            <text:p>2,705</text:p>
          </table:table-cell>
          <table:table-cell office:value-type="float" office:value="2511" table:content-validation-name="val1" table:style-name="ce12">
            <text:p>2,511</text:p>
          </table:table-cell>
          <table:table-cell table:style-name="ce43"/>
          <table:table-cell table:style-name="ce41"/>
          <table:table-cell office:value-type="float" office:value="2" table:style-name="ce46">
            <text:p>2</text:p>
          </table:table-cell>
          <table:table-cell office:value-type="float" office:value="2" table:style-name="ce61">
            <text:p>2.00</text:p>
          </table:table-cell>
          <table:table-cell office:value-type="float" office:value="1" table:style-name="ce62">
            <text:p>1</text:p>
          </table:table-cell>
          <table:table-cell office:value-type="float" office:value="1" table:style-name="ce72">
            <text:p>1.00</text:p>
          </table:table-cell>
          <table:table-cell table:style-name="ce43"/>
          <table:table-cell table:style-name="ce41"/>
          <table:table-cell office:value-type="float" office:value="3" table:style-name="ce12">
            <text:p>3</text:p>
          </table:table-cell>
          <table:table-cell office:value-type="float" office:value="3" table:style-name="ce14">
            <text:p>3.00</text:p>
          </table:table-cell>
          <table:table-cell office:value-type="float" office:value="2708" table:content-validation-name="val1" table:style-name="ce15">
            <text:p>2,708</text:p>
          </table:table-cell>
          <table:table-cell office:value-type="float" office:value="2513.62" table:content-validation-name="val1" table:style-name="ce16">
            <text:p>2,513.62</text:p>
          </table:table-cell>
          <table:table-cell office:value-type="currency" office:value="8631888.75" table:content-validation-name="val2" table:style-name="ce17">
            <text:p>£8,631,888.75</text:p>
          </table:table-cell>
          <table:table-cell office:value-type="currency" office:value="143416.5" table:content-validation-name="val2" table:style-name="ce17">
            <text:p>£143,416.50</text:p>
          </table:table-cell>
          <table:table-cell office:value-type="currency" office:value="0" table:content-validation-name="val2" table:style-name="ce17">
            <text:p>£0.00</text:p>
          </table:table-cell>
          <table:table-cell office:value-type="currency" office:value="19559.21" table:content-validation-name="val2" table:style-name="ce17">
            <text:p>£19,559.21</text:p>
          </table:table-cell>
          <table:table-cell office:value-type="currency" office:value="1834100.7" table:content-validation-name="val2" table:style-name="ce17">
            <text:p>£1,834,100.70</text:p>
          </table:table-cell>
          <table:table-cell office:value-type="currency" office:value="955681.73" table:content-validation-name="val2" table:style-name="ce17">
            <text:p>£955,681.73</text:p>
          </table:table-cell>
          <table:table-cell office:value-type="currency" office:value="11584647" table:style-name="ce18">
            <text:p>£11,584,647</text:p>
          </table:table-cell>
          <table:table-cell office:value-type="currency" office:value="31371.360000000001" table:content-validation-name="val2" table:style-name="ce19">
            <text:p>£31,371.36</text:p>
          </table:table-cell>
          <table:table-cell office:value-type="currency" office:value="0" table:content-validation-name="val2" table:style-name="ce19">
            <text:p>£0.00</text:p>
          </table:table-cell>
          <table:table-cell office:value-type="currency" office:value="31371.360000000001" table:style-name="ce20">
            <text:p>£31,371.36</text:p>
          </table:table-cell>
          <table:table-cell office:value-type="currency" office:value="11616018.25" table:style-name="ce18">
            <text:p>£11,616,018</text:p>
          </table:table-cell>
          <table:table-cell table:content-validation-name="val1" table:style-name="ce2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47">
            <text:p>Executive Non-Departmental Public Body</text:p>
          </table:table-cell>
          <table:table-cell office:value-type="string" table:style-name="ce48">
            <text:p>Department for Work and Pensions</text:p>
          </table:table-cell>
          <table:table-cell table:style-name="ce38"/>
          <table:table-cell table:style-name="ce41"/>
          <table:table-cell table:style-name="ce38"/>
          <table:table-cell table:style-name="ce41"/>
          <table:table-cell table:style-name="ce38"/>
          <table:table-cell table:style-name="ce41"/>
          <table:table-cell table:style-name="ce38"/>
          <table:table-cell table:style-name="ce41"/>
          <table:table-cell table:style-name="ce38"/>
          <table:table-cell table:style-name="ce41"/>
          <table:table-cell office:value-type="float" office:value="244" table:style-name="ce38">
            <text:p>244</text:p>
          </table:table-cell>
          <table:table-cell office:value-type="float" office:value="237.41" table:style-name="ce41">
            <text:p>237.41</text:p>
          </table:table-cell>
          <table:table-cell office:value-type="float" office:value="244" table:content-validation-name="val1" table:style-name="ce12">
            <text:p>244</text:p>
          </table:table-cell>
          <table:table-cell office:value-type="float" office:value="237" table:content-validation-name="val1" table:style-name="ce12">
            <text:p>237</text:p>
          </table:table-cell>
          <table:table-cell table:style-name="ce43"/>
          <table:table-cell table:style-name="ce41"/>
          <table:table-cell office:value-type="float" office:value="7" table:style-name="ce45">
            <text:p>7</text:p>
          </table:table-cell>
          <table:table-cell office:value-type="float" office:value="6.6" table:style-name="ce52">
            <text:p>6.60</text:p>
          </table:table-cell>
          <table:table-cell table:style-name="ce43"/>
          <table:table-cell table:style-name="ce41"/>
          <table:table-cell table:style-name="ce45"/>
          <table:table-cell table:style-name="ce52"/>
          <table:table-cell office:value-type="float" office:value="7" table:style-name="ce12">
            <text:p>7</text:p>
          </table:table-cell>
          <table:table-cell office:value-type="float" office:value="6.6" table:style-name="ce14">
            <text:p>6.60</text:p>
          </table:table-cell>
          <table:table-cell office:value-type="float" office:value="251" table:content-validation-name="val1" table:style-name="ce15">
            <text:p>251</text:p>
          </table:table-cell>
          <table:table-cell office:value-type="float" office:value="244.01" table:content-validation-name="val1" table:style-name="ce16">
            <text:p>244.01</text:p>
          </table:table-cell>
          <table:table-cell office:value-type="currency" office:value="1153598" table:content-validation-name="val2" table:style-name="ce17">
            <text:p>£1,153,598.00</text:p>
          </table:table-cell>
          <table:table-cell table:content-validation-name="val2" table:style-name="ce17"/>
          <table:table-cell table:content-validation-name="val2" table:style-name="ce17"/>
          <table:table-cell table:content-validation-name="val2" table:style-name="ce17"/>
          <table:table-cell office:value-type="currency" office:value="88982" table:content-validation-name="val2" table:style-name="ce17">
            <text:p>£88,982.00</text:p>
          </table:table-cell>
          <table:table-cell office:value-type="currency" office:value="135672" table:content-validation-name="val2" table:style-name="ce17">
            <text:p>£135,672.00</text:p>
          </table:table-cell>
          <table:table-cell office:value-type="currency" office:value="1378252" table:style-name="ce18">
            <text:p>£1,378,252</text:p>
          </table:table-cell>
          <table:table-cell office:value-type="currency" office:value="52733.03" table:content-validation-name="val2" table:style-name="ce19">
            <text:p>£52,733.03</text:p>
          </table:table-cell>
          <table:table-cell table:content-validation-name="val2" table:style-name="ce19"/>
          <table:table-cell office:value-type="currency" office:value="52733.03" table:style-name="ce20">
            <text:p>£52,733.03</text:p>
          </table:table-cell>
          <table:table-cell office:value-type="currency" office:value="1430985.03" table:style-name="ce18">
            <text:p>£1,430,985</text:p>
          </table:table-cell>
          <table:table-cell table:content-validation-name="val1" table:style-name="ce2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Advisory Service</text:p>
          </table:table-cell>
          <table:table-cell office:value-type="string" table:style-name="ce47">
            <text:p>Executive Non-Departmental Public Body</text:p>
          </table:table-cell>
          <table:table-cell office:value-type="string" table:style-name="ce48">
            <text:p>Department for Work and Pensions</text:p>
          </table:table-cell>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office:value-type="float" office:value="81" table:style-name="ce39">
            <text:p>81</text:p>
          </table:table-cell>
          <table:table-cell office:value-type="float" office:value="71.257000000000005" table:style-name="ce41">
            <text:p>71.26</text:p>
          </table:table-cell>
          <table:table-cell office:value-type="float" office:value="81" table:content-validation-name="val1" table:style-name="ce12">
            <text:p>81</text:p>
          </table:table-cell>
          <table:table-cell office:value-type="float" office:value="71" table:content-validation-name="val1" table:style-name="ce12">
            <text:p>71</text:p>
          </table:table-cell>
          <table:table-cell office:value-type="float" office:value="3" table:style-name="ce43">
            <text:p>3</text:p>
          </table:table-cell>
          <table:table-cell office:value-type="float" office:value="3" table:style-name="ce41">
            <text:p>3.00</text:p>
          </table:table-cell>
          <table:table-cell office:value-type="float" office:value="1" table:style-name="ce43">
            <text:p>1</text:p>
          </table:table-cell>
          <table:table-cell office:value-type="float" office:value="1" table:style-name="ce57">
            <text:p>1.00</text:p>
          </table:table-cell>
          <table:table-cell table:style-name="ce43"/>
          <table:table-cell table:style-name="ce41"/>
          <table:table-cell office:value-type="float" office:value="0" table:style-name="ce43">
            <text:p>0</text:p>
          </table:table-cell>
          <table:table-cell office:value-type="float" office:value="0" table:style-name="ce41">
            <text:p>0.00</text:p>
          </table:table-cell>
          <table:table-cell office:value-type="float" office:value="4" table:style-name="ce12">
            <text:p>4</text:p>
          </table:table-cell>
          <table:table-cell office:value-type="float" office:value="4" table:style-name="ce14">
            <text:p>4.00</text:p>
          </table:table-cell>
          <table:table-cell office:value-type="float" office:value="85" table:content-validation-name="val1" table:style-name="ce15">
            <text:p>85</text:p>
          </table:table-cell>
          <table:table-cell office:value-type="float" office:value="75.260000000000005" table:content-validation-name="val1" table:style-name="ce16">
            <text:p>75.26</text:p>
          </table:table-cell>
          <table:table-cell office:value-type="currency" office:value="226236.14" table:content-validation-name="val2" table:style-name="ce17">
            <text:p>£226,236.14</text:p>
          </table:table-cell>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1859" table:content-validation-name="val2" table:style-name="ce17">
            <text:p>£1,859.00</text:p>
          </table:table-cell>
          <table:table-cell office:value-type="currency" office:value="44635.66" table:content-validation-name="val2" table:style-name="ce17">
            <text:p>£44,635.66</text:p>
          </table:table-cell>
          <table:table-cell office:value-type="currency" office:value="23603.26" table:content-validation-name="val2" table:style-name="ce17">
            <text:p>£23,603.26</text:p>
          </table:table-cell>
          <table:table-cell office:value-type="currency" office:value="296334" table:style-name="ce18">
            <text:p>£296,334</text:p>
          </table:table-cell>
          <table:table-cell office:value-type="currency" office:value="12000.75" table:content-validation-name="val2" table:style-name="ce19">
            <text:p>£12,000.75</text:p>
          </table:table-cell>
          <table:table-cell office:value-type="currency" office:value="35152.800000000003" table:content-validation-name="val2" table:style-name="ce19">
            <text:p>£35,152.80</text:p>
          </table:table-cell>
          <table:table-cell office:value-type="currency" office:value="47153.55" table:style-name="ce20">
            <text:p>£47,153.55</text:p>
          </table:table-cell>
          <table:table-cell office:value-type="currency" office:value="343487.61" table:style-name="ce18">
            <text:p>£343,488</text:p>
          </table:table-cell>
          <table:table-cell table:content-validation-name="val1" table:style-name="ce25"/>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Regulator</text:p>
          </table:table-cell>
          <table:table-cell office:value-type="string" table:style-name="ce47">
            <text:p>Executive Non-Departmental Public Body</text:p>
          </table:table-cell>
          <table:table-cell office:value-type="string" table:style-name="ce48">
            <text:p>Department for Work and Pensions</text:p>
          </table:table-cell>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office:value-type="float" office:value="528" table:style-name="ce39">
            <text:p>528</text:p>
          </table:table-cell>
          <table:table-cell office:value-type="float" office:value="510.38571000000002" table:style-name="ce41">
            <text:p>510.39</text:p>
          </table:table-cell>
          <table:table-cell office:value-type="float" office:value="528" table:content-validation-name="val1" table:style-name="ce12">
            <text:p>528</text:p>
          </table:table-cell>
          <table:table-cell office:value-type="float" office:value="510" table:content-validation-name="val1" table:style-name="ce12">
            <text:p>510</text:p>
          </table:table-cell>
          <table:table-cell office:value-type="float" office:value="20" table:style-name="ce45">
            <text:p>20</text:p>
          </table:table-cell>
          <table:table-cell office:value-type="float" office:value="19.8" table:style-name="ce52">
            <text:p>19.80</text:p>
          </table:table-cell>
          <table:table-cell table:style-name="ce43"/>
          <table:table-cell table:style-name="ce41"/>
          <table:table-cell office:value-type="float" office:value="0" table:style-name="ce45">
            <text:p>0</text:p>
          </table:table-cell>
          <table:table-cell office:value-type="float" office:value="0" table:style-name="ce52">
            <text:p>0.00</text:p>
          </table:table-cell>
          <table:table-cell office:value-type="float" office:value="3" table:style-name="ce43">
            <text:p>3</text:p>
          </table:table-cell>
          <table:table-cell office:value-type="float" office:value="3" table:style-name="ce41">
            <text:p>3.00</text:p>
          </table:table-cell>
          <table:table-cell office:value-type="float" office:value="23" table:style-name="ce12">
            <text:p>23</text:p>
          </table:table-cell>
          <table:table-cell office:value-type="float" office:value="22.8" table:style-name="ce14">
            <text:p>22.80</text:p>
          </table:table-cell>
          <table:table-cell office:value-type="float" office:value="551" table:content-validation-name="val1" table:style-name="ce15">
            <text:p>551</text:p>
          </table:table-cell>
          <table:table-cell office:value-type="float" office:value="532.79999999999995" table:content-validation-name="val1" table:style-name="ce16">
            <text:p>532.80</text:p>
          </table:table-cell>
          <table:table-cell office:value-type="currency" office:value="2136806" table:content-validation-name="val2" table:style-name="ce17">
            <text:p>£2,136,806.00</text:p>
          </table:table-cell>
          <table:table-cell office:value-type="currency" office:value="3462.41" table:content-validation-name="val2" table:style-name="ce17">
            <text:p>£3,462.41</text:p>
          </table:table-cell>
          <table:table-cell office:value-type="currency" office:value="68583.64" table:content-validation-name="val2" table:style-name="ce17">
            <text:p>£68,583.64</text:p>
          </table:table-cell>
          <table:table-cell office:value-type="currency" office:value="9108.43" table:content-validation-name="val2" table:style-name="ce17">
            <text:p>£9,108.43</text:p>
          </table:table-cell>
          <table:table-cell office:value-type="currency" office:value="454753.32" table:content-validation-name="val2" table:style-name="ce17">
            <text:p>£454,753.32</text:p>
          </table:table-cell>
          <table:table-cell office:value-type="currency" office:value="247695.49" table:content-validation-name="val2" table:style-name="ce17">
            <text:p>£247,695.49</text:p>
          </table:table-cell>
          <table:table-cell office:value-type="currency" office:value="2920409" table:style-name="ce18">
            <text:p>£2,920,409</text:p>
          </table:table-cell>
          <table:table-cell office:value-type="currency" office:value="172467.21" table:content-validation-name="val2" table:style-name="ce19">
            <text:p>£172,467.21</text:p>
          </table:table-cell>
          <table:table-cell office:value-type="currency" office:value="173704" table:content-validation-name="val2" table:style-name="ce19">
            <text:p>£173,704.00</text:p>
          </table:table-cell>
          <table:table-cell office:value-type="currency" office:value="346171.21" table:style-name="ce20">
            <text:p>£346,171.21</text:p>
          </table:table-cell>
          <table:table-cell office:value-type="currency" office:value="3266580.5" table:style-name="ce21">
            <text:p>£3,266,581</text:p>
          </table:table-cell>
          <table:table-cell office:value-type="string" table:style-name="ce26">
            <text:p>Overall costs have increased against the previous month, however overall headcount and FTE numbers have not changed. Main reason for the increase in overall costs is due to Consultancy spend in relation to the Regulatory Strategy review, which reflects the work already completed.</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table:style-name="ce8"/>
          <table:table-cell table:style-name="ce47"/>
          <table:table-cell table:style-name="ce48"/>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content-validation-name="val1" table:style-name="ce12"/>
          <table:table-cell table:content-validation-name="val1" table:style-name="ce14"/>
          <table:table-cell table:style-name="ce44"/>
          <table:table-cell table:style-name="ce53"/>
          <table:table-cell table:style-name="ce44"/>
          <table:table-cell table:style-name="ce53"/>
          <table:table-cell table:style-name="ce59"/>
          <table:table-cell table:style-name="ce68"/>
          <table:table-cell table:style-name="ce44"/>
          <table:table-cell table:style-name="ce53"/>
          <table:table-cell table:style-name="ce12"/>
          <table:table-cell table:style-name="ce14"/>
          <table:table-cell table:content-validation-name="val1" table:style-name="ce15"/>
          <table:table-cell table:content-validation-name="val1" table:style-name="ce16"/>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style-name="ce18"/>
          <table:table-cell table:content-validation-name="val2" table:style-name="ce28"/>
          <table:table-cell table:content-validation-name="val2" table:style-name="ce28"/>
          <table:table-cell table:number-columns-repeated="2" table:style-name="ce18"/>
          <table:table-cell table:content-validation-name="val1" table:style-name="ce23"/>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7"/>
          <table:table-cell table:style-name="ce48"/>
          <table:table-cell table:style-name="ce49"/>
          <table:table-cell table:style-name="ce50"/>
          <table:table-cell table:style-name="ce63"/>
          <table:table-cell table:style-name="ce67"/>
          <table:table-cell table:style-name="ce64"/>
          <table:table-cell table:style-name="ce65"/>
          <table:table-cell table:style-name="ce66"/>
          <table:table-cell table:style-name="ce51"/>
          <table:table-cell table:style-name="ce49"/>
          <table:table-cell table:style-name="ce50"/>
          <table:table-cell table:style-name="ce49"/>
          <table:table-cell table:style-name="ce50"/>
          <table:table-cell table:content-validation-name="val1" table:style-name="ce12"/>
          <table:table-cell table:content-validation-name="val1" table:style-name="ce14"/>
          <table:table-cell table:style-name="ce55"/>
          <table:table-cell table:style-name="ce54"/>
          <table:table-cell table:style-name="ce58"/>
          <table:table-cell table:style-name="ce56"/>
          <table:table-cell table:style-name="ce60"/>
          <table:table-cell table:style-name="ce69"/>
          <table:table-cell table:style-name="ce71"/>
          <table:table-cell table:style-name="ce70"/>
          <table:table-cell table:style-name="ce30"/>
          <table:table-cell table:style-name="ce14"/>
          <table:table-cell table:content-validation-name="val1" table:style-name="ce15"/>
          <table:table-cell table:content-validation-name="val1" table:style-name="ce16"/>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style-name="ce18"/>
          <table:table-cell table:content-validation-name="val2" table:style-name="ce28"/>
          <table:table-cell table:content-validation-name="val2" table:style-name="ce28"/>
          <table:table-cell table:style-name="ce18"/>
          <table:table-cell table:style-name="ce20"/>
          <table:table-cell table:content-validation-name="val1" table:style-name="ce2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7"/>
          <table:table-cell table:style-name="ce48"/>
          <table:table-cell table:style-name="ce49"/>
          <table:table-cell table:style-name="ce50"/>
          <table:table-cell table:style-name="ce63"/>
          <table:table-cell table:style-name="ce67"/>
          <table:table-cell table:style-name="ce64"/>
          <table:table-cell table:style-name="ce65"/>
          <table:table-cell table:style-name="ce66"/>
          <table:table-cell table:style-name="ce51"/>
          <table:table-cell table:style-name="ce49"/>
          <table:table-cell table:style-name="ce50"/>
          <table:table-cell table:style-name="ce49"/>
          <table:table-cell table:style-name="ce50"/>
          <table:table-cell table:content-validation-name="val1" table:style-name="ce12"/>
          <table:table-cell table:content-validation-name="val1" table:style-name="ce14"/>
          <table:table-cell table:style-name="ce55"/>
          <table:table-cell table:style-name="ce54"/>
          <table:table-cell table:style-name="ce58"/>
          <table:table-cell table:style-name="ce56"/>
          <table:table-cell table:style-name="ce60"/>
          <table:table-cell table:style-name="ce69"/>
          <table:table-cell table:style-name="ce71"/>
          <table:table-cell table:style-name="ce70"/>
          <table:table-cell table:style-name="ce30"/>
          <table:table-cell table:style-name="ce14"/>
          <table:table-cell table:content-validation-name="val1" table:style-name="ce15"/>
          <table:table-cell table:content-validation-name="val1" table:style-name="ce16"/>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number-columns-repeated="2" table:style-name="ce28"/>
          <table:table-cell table:style-name="ce18"/>
          <table:table-cell table:content-validation-name="val2" table:style-name="ce28"/>
          <table:table-cell table:content-validation-name="val2" table:style-name="ce28"/>
          <table:table-cell table:style-name="ce18"/>
          <table:table-cell table:style-name="ce20"/>
          <table:table-cell table:content-validation-name="val1" table:style-name="ce2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4">
          <table:table-cell table:style-name="ce8"/>
          <table:table-cell table:style-name="ce47"/>
          <table:table-cell table:style-name="ce48"/>
          <table:table-cell table:style-name="ce49"/>
          <table:table-cell table:style-name="ce50"/>
          <table:table-cell table:style-name="ce63"/>
          <table:table-cell table:style-name="ce67"/>
          <table:table-cell table:style-name="ce64"/>
          <table:table-cell table:style-name="ce65"/>
          <table:table-cell table:style-name="ce66"/>
          <table:table-cell table:style-name="ce51"/>
          <table:table-cell table:style-name="ce49"/>
          <table:table-cell table:style-name="ce50"/>
          <table:table-cell table:style-name="ce49"/>
          <table:table-cell table:style-name="ce50"/>
          <table:table-cell table:content-validation-name="val1" table:style-name="ce12"/>
          <table:table-cell table:content-validation-name="val1" table:style-name="ce14"/>
          <table:table-cell table:style-name="ce55"/>
          <table:table-cell table:style-name="ce54"/>
          <table:table-cell table:style-name="ce58"/>
          <table:table-cell table:style-name="ce56"/>
          <table:table-cell table:style-name="ce60"/>
          <table:table-cell table:style-name="ce69"/>
          <table:table-cell table:style-name="ce71"/>
          <table:table-cell table:style-name="ce70"/>
          <table:table-cell table:style-name="ce30"/>
          <table:table-cell table:style-name="ce14"/>
          <table:table-cell table:content-validation-name="val1" table:style-name="ce15"/>
          <table:table-cell table:content-validation-name="val1" table:style-name="ce16"/>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style-name="ce20"/>
          <table:table-cell table:content-validation-name="val2" table:style-name="ce31"/>
          <table:table-cell table:content-validation-name="val2" table:style-name="ce31"/>
          <table:table-cell table:number-columns-repeated="2" table:style-name="ce20"/>
          <table:table-cell table:content-validation-name="val1" table:style-name="ce32"/>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4"/>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4"/>
          <table:table-cell table:content-validation-name="val1" table:style-name="ce2"/>
          <table:table-cell table:content-validation-name="val1" table:style-name="ce3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2" table:style-name="ro4">
          <table:table-cell table:number-columns-repeated="16384"/>
        </table:table-row>
        <table:named-expressions>
          <table:named-range table:name="Print_Area" table:cell-range-address="Data_sheet.$A$1:Data_sheet.$AO$19"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4" style:display-name="Comma 10 2 4"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4" style:display-name="Comma 10 4"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3" style:display-name="Comma 11 3"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2" style:display-name="Comma 2"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3" style:display-name="Comma 2 2 2 3"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3" style:display-name="Comma 2 2 4 3"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6" style:display-name="Comma 2 2 6"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8" style:display-name="Comma 2 8"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3" style:display-name="Comma 3 2 3"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3" style:display-name="Comma 4 3"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3" style:display-name="Comma 5 2 3"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4" style:display-name="Comma 5 4"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3" style:display-name="Comma 6 3"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3" style:display-name="Comma 7 2 3"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4" style:display-name="Comma 8 4" style:family="table-cell" style:data-style-name="N51"/>
    <style:style style:name="Comma_32_9" style:display-name="Comma 9" style:family="table-cell" style:data-style-name="N51"/>
    <style:style style:name="Comma_32_9_32_2" style:display-name="Comma 9 2"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3" style:display-name="Currency 2 2 3"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3" style:display-name="Currency 4 3"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OgDato" style:family="table-cell" style:data-style-name="N56"/>
    <style:style style:name="DagOgDato_32_2" style:display-name="DagOgDato 2" style:family="table-cell" style:data-style-name="N56"/>
    <style:style style:name="DagOgDatoLang" style:family="table-cell" style:data-style-name="N56"/>
    <style:style style:name="DagOgDatoLang_32_2" style:display-name="DagOgDatoLang 2" style:family="table-cell" style:data-style-name="N56"/>
    <style:style style:name="Date" style:family="table-cell" style:data-style-name="N20"/>
    <style:style style:name="Date_32_2" style:display-name="Date 2"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3" style:display-name="Decimal 3" style:family="table-cell" style:data-style-name="N61"/>
    <style:style style:name="Decimal_32_3_32_2" style:display-name="Decimal 3 2"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onto" style:family="table-cell" style:data-style-name="N69"/>
    <style:style style:name="Konto_32_2" style:display-name="Konto 2"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3" style:display-name="Percent 10 2 3"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4" style:display-name="Percent 10 4"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3" style:display-name="Percent 12 3"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3" style:display-name="Percent 13 3"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3" style:display-name="Percent 2 2 3"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3" style:display-name="Percent 2 5 3"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8" style:display-name="Percent 2 8"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3" style:display-name="Percent 3 2 2 3"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4" style:display-name="Percent 3 2 4"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3" style:display-name="Percent 3 3 3"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5" style:display-name="Percent 3 5"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3" style:display-name="Percent 4 2 2 3"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4" style:display-name="Percent 4 2 4"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3" style:display-name="Percent 4 3 2 3"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4" style:display-name="Percent 4 3 4"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3" style:display-name="Percent 4 4 3"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3" style:display-name="Percent 4 5 3"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8" style:display-name="Percent 4 8"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3" style:display-name="Percent 5 2 3"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5" style:display-name="Percent 5 5"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3" style:display-name="Percent 6 3"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3" style:display-name="Percent 7 2 2 3"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4" style:display-name="Percent 7 2 4"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3" style:display-name="Percent 7 3 3"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5" style:display-name="Percent 7 5"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3" style:display-name="Percent 8 2 3"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4" style:display-name="Percent 8 4"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3" style:display-name="Percent 9 3" style:family="table-cell" style:data-style-name="N13"/>
    <style:style style:name="PersonNr" style:family="table-cell" style:data-style-name="N88"/>
    <style:style style:name="PersonNr_32_2" style:display-name="PersonNr 2"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Norge" style:family="table-cell" style:data-style-name="N90"/>
    <style:style style:name="PostNrNorge_32_2" style:display-name="PostNrNorge 2"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kjulAlt" style:family="table-cell" style:data-style-name="N91"/>
    <style:style style:name="SkjulAlt_32_2" style:display-name="SkjulAlt 2" style:family="table-cell" style:data-style-name="N91"/>
    <style:style style:name="SkjulTall" style:family="table-cell" style:data-style-name="N92"/>
    <style:style style:name="SkjulTall_32_2" style:display-name="SkjulTall 2"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ime" style:family="table-cell" style:data-style-name="N96"/>
    <style:style style:name="time_32_2" style:display-name="time 2" style:family="table-cell" style:data-style-name="N96"/>
    <style:style style:name="Timer1" style:family="table-cell" style:data-style-name="N97"/>
    <style:style style:name="Timer1_32_2" style:display-name="Timer1 2" style:family="table-cell" style:data-style-name="N97"/>
    <style:style style:name="Timer2" style:family="table-cell" style:data-style-name="N98"/>
    <style:style style:name="Timer2_32_2" style:display-name="Timer2 2"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usenskille1000" style:family="table-cell" style:data-style-name="N101"/>
    <style:style style:name="Tusenskille1000_32_2" style:display-name="Tusenskille1000 2" style:family="table-cell" style:data-style-name="N101"/>
    <style:style style:name="TusenskilleFarger" style:family="table-cell" style:data-style-name="N102"/>
    <style:style style:name="TusenskilleFarger_32_2" style:display-name="TusenskilleFarger 2"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Farger" style:family="table-cell" style:data-style-name="N104"/>
    <style:style style:name="ValutaFarger_32_2" style:display-name="ValutaFarger 2"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3" style:display-name="Year 3"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December 2016</dc:title>
    <meta:initial-creator/>
    <dc:creator/>
    <meta:creation-date>2017-01-27T15:42:50Z</meta:creation-date>
    <dc:date>2017-01-27T15:44:16Z</dc:date>
  </office:meta>
</office:document-meta>
</file>